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0/2020<text:bookmark-end text:name="Text14"/></text:p>
            <text:p text:style-name="Normální">KVOP-5910/2020<text:bookmark-end text:name="Text2"/></text:p>
            <text:p text:style-name="Normální"><text:bookmark-start text:name="Text6"/>06. 0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H. P.</text:p>
            <text:p text:style-name="Normální"/>
            <text:p text:style-name="Normální"/>
            <text:p text:style-name="Normální"/>
            <text:p text:style-name="P17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P.,</text:p>
      <text:p text:style-name="Základnítext">dne 3. února 2020 byla do Kanceláře veřejného ochránce práv doručena Vaše žádost podle zákona č. 106/1999 Sb., o svobodném přístupu k informacím, ve znění pozdějších předpisů.<text:s/>Požádala jste o následující informaci:</text:p>
      <text:p text:style-name="Základnítext"><text:span text:style-name="Silné">Jakým způsobem se může dotčená osoba bránit proti účelovým tvrzením ve Vámi zpracovaných a zveřejněných dokumentech, které mají na zmíněnou dotčenou osobu závažné negativní dopady?</text:span></text:p>
      <text:p text:style-name="Základnítext">Veřejný ochránce práv za výkon své<text:s/>funkce odpovídá Poslanecké sněmovně Parlamentu České republiky. Dotčená osoba se tak může obrátit na Poslaneckou sněmovnu.</text:p>
      <text:p text:style-name="Základnítext">Pokud se dotčená osoba domnívá, že veřejný ochránce práv jí svou činností způsobil škodu, může se obrátit na Ministerstvo financí ČR,<text:s/>které vykonává působnost nadřízeného orgánu v otázkách náhrady škody podle zákona č. 82/1998 Sb., o odpovědnosti za škodu způsobenou při výkonu veřejné moci rozhodnutím nebo nesprávným úředním postupem, ve znění pozdějších předpisů.</text:p>
      <text:p text:style-name="Základnítext">S pozdravem</text:p>
      <text:p text:style-name="Základnítext"/>
      <text:p text:style-name="podpis">JUDr.<text:s/>Pavel Pořízek, Ph.D.</text:p>
      <text:p text:style-name="podpis">vedoucí Kanceláře veřejného ochránce práv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6BLH*</text:span></text:p>
        <text:p text:style-name="P12"><text:span text:style-name="T13">KVOPX00A6BLH</text:span>KVOPX00A6BLH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2-11T13:32:00Z</meta:creation-date>
    <dc:date>2020-02-11T13:34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69" meta:character-count="1167" meta:row-count="8" meta:non-whitespace-character-count="1000"/>
  </office:meta>
</office:document-meta>
</file>